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.212cm" fo:text-align="start" style:justify-single-word="false" fo:orphans="2" fo:widows="2" fo:text-indent="0cm" style:auto-text-indent="false"/>
      <style:text-properties fo:font-variant="normal" fo:text-transform="none" fo:color="#343a40" style:font-name="Calibri" fo:font-size="12pt" fo:letter-spacing="normal" fo:font-style="normal" fo:font-weight="bold" style:font-size-asian="12pt" style:font-weight-asian="bold" style:font-size-complex="12pt" style:font-weight-complex="bold"/>
    </style:style>
    <style:style style:name="P3" style:family="paragraph" style:parent-style-name="Text_20_body" style:list-style-name="L2">
      <style:paragraph-properties fo:margin-top="0cm" fo:margin-bottom="0.212cm" fo:text-align="start" style:justify-single-word="false" fo:orphans="2" fo:widows="2"/>
      <style:text-properties fo:font-variant="normal" fo:text-transform="none" fo:color="#343a40" style:font-name="Calibri" fo:font-size="12pt" fo:letter-spacing="normal" fo:font-style="normal" fo:font-weight="normal" style:font-size-asian="12pt" style:font-size-complex="1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odos los proyectos deben cumplir, para superar el módulo de programación:</text:p>
      <text:list xml:id="list2540817685618572118" text:style-name="L2">
        <text:list-item>
          <text:p text:style-name="P3">Control de la entrada de datos</text:p>
        </text:list-item>
        <text:list-item>
          <text:p text:style-name="P3">Interfaz gráfica con más de una pantalla</text:p>
        </text:list-item>
        <text:list-item>
          <text:p text:style-name="P3">Jerarquía de clases de al menos dos niveles propios (clase base y clase hija)</text:p>
        </text:list-item>
        <text:list-item>
          <text:p text:style-name="P3">Clase de excepción personalizada</text:p>
        </text:list-item>
        <text:list-item>
          <text:p text:style-name="P3">Uso de una colección de objetos, preferentemente Array o ArrayList que se pueda ordenar por al menos un criterio.</text:p>
        </text:list-item>
        <text:list-item>
          <text:p text:style-name="P3">Acceso a BD para realizar las 4 acciones elementales CRUD (Crear, Leer, Actualizar y Borrar)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Poppins" svg:font-family="Poppins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5S</meta:editing-duration>
    <meta:editing-cycles>3</meta:editing-cycles>
    <meta:generator>OpenOffice/4.1.9$Win32 OpenOffice.org_project/419m1$Build-9805</meta:generator>
    <dc:date>2021-04-23T12:51:29.46</dc:date>
    <meta:document-statistic meta:table-count="0" meta:image-count="0" meta:object-count="0" meta:page-count="1" meta:paragraph-count="7" meta:word-count="82" meta:character-count="464"/>
    <meta:user-defined meta:name="Info 1"/>
    <meta:user-defined meta:name="Info 2"/>
    <meta:user-defined meta:name="Info 3"/>
    <meta:user-defined meta:name="Info 4"/>
  </office:meta>
</office:document-meta>
</file>